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15.39pt"/>
    </style:style>
    <style:style style:name="co18" style:family="table-column">
      <style:table-column-properties fo:break-before="auto" style:column-width="84.1pt"/>
    </style:style>
    <style:style style:name="co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106.36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16.24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84.05pt"/>
    </style:style>
    <style:style style:name="co10" style:family="table-column">
      <style:table-column-properties fo:break-before="auto" style:column-width="22.34pt"/>
    </style:style>
    <style:style style:name="co11" style:family="table-column">
      <style:table-column-properties fo:break-before="auto" style:column-width="85.66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83.34pt"/>
    </style:style>
    <style:style style:name="co14" style:family="table-column">
      <style:table-column-properties fo:break-before="auto" style:column-width="37.05pt"/>
    </style:style>
    <style:style style:name="co15" style:family="table-column">
      <style:table-column-properties fo:break-before="auto" style:column-width="71.01pt"/>
    </style:style>
    <style:style style:name="co16" style:family="table-column">
      <style:table-column-properties fo:break-before="auto" style:column-width="56.35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110" style:family="table-cell" style:parent-style-name="Default">
      <style:table-cell-properties fo:background-color="#cccccc" fo:border="0.06pt solid #000000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107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93" style:family="table-cell" style:parent-style-name="Accent_20_1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pt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10107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1010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34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135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136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37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38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139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14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14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142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143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144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color="#000000" draw:fill="none" draw:fill-color="#ffffff" draw:textarea-vertical-align="middle" fo:min-height="23.3pt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1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table:formula="of:=DECIMAL(MID([.$B$13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/>
            <text:p>v1.0.1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OR    ([.D14]&gt;[.D13])    OR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2" draw:text-style-name="P6" svg:width="23.13pt" svg:height="23.3pt" svg:x="455.16pt" svg:y="163.11pt">
            <draw:text-box>
              <text:p text:style-name="P5"><text:span text:style-name="T3">Σ</text:span></text:p>
            </draw:text-box>
          </draw:frame>
          <draw:frame draw:z-index="1" draw:style-name="gr2" draw:text-style-name="P6" svg:width="23.13pt" svg:height="23.3pt" svg:x="455.64pt" svg:y="214.07pt">
            <draw:text-box>
              <text:p text:style-name="P5"><text:span text:style-name="T3">Σ</text:span></text:p>
            </draw:text-box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6"/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6"/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6"/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6"/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6"/>
        </table:table-row>
        <table:table-row table:style-name="ro1">
          <table:covered-table-cell/>
          <table:table-cell table:style-name="ce67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H3:$Log.H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E3:$Log.E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E3:$Log.E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Q3:$Log.Q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Q3:$Log.Q502];&quot;W&quot;;[$Log.P3:$Log.P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U502]; [$Log.E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U502]; [$Log.E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Q3:$Log.Q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Q7:$Log.Q506];&quot;L&quot;;[$Log.P7:$Log.P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U502]; [$Log.E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U502]; [$Log.E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O3:$Log.O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10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11" table:default-cell-style-name="ce85"/>
        <table:table-column table:style-name="co1" table:number-columns-repeated="2" table:default-cell-style-name="ce190"/>
        <table:table-column table:style-name="co1" table:default-cell-style-name="ce201"/>
        <table:table-column table:style-name="co12" table:default-cell-style-name="ce185"/>
        <table:table-column table:style-name="co1" table:number-columns-repeated="3" table:default-cell-style-name="ce190"/>
        <table:table-column table:style-name="co13" table:default-cell-style-name="ce106"/>
        <table:table-column table:style-name="co14" table:default-cell-style-name="ce107"/>
        <table:table-column table:style-name="co1" table:default-cell-style-name="ce190"/>
        <table:table-column table:style-name="co15" table:default-cell-style-name="ce214"/>
        <table:table-column table:style-name="co16" table:default-cell-style-name="ce214"/>
        <table:table-column table:style-name="co16" table:default-cell-style-name="ce107"/>
        <table:table-column table:style-name="co19" table:default-cell-style-name="ce190"/>
        <table:table-column table:style-name="co20" table:default-cell-style-name="ce201"/>
        <table:table-row table:style-name="ro4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189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93" table:formula="of:=IF([$Misc.B15] = 1; &quot;update&quot;; &quot;&quot;)">
            <text:p/>
          </table:table-cell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4"/>
          <table:table-cell table:style-name="ce103" office:value-type="string" calcext:value-type="string" table:number-columns-spanned="4" table:number-rows-spanned="1">
            <text:p>RESULTS</text:p>
          </table:table-cell>
          <table:covered-table-cell table:style-name="ce109"/>
          <table:covered-table-cell table:number-columns-repeated="2" table:style-name="ce112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3" draw:text-style-name="P4" svg:width="82.18pt" svg:height="95.27pt" svg:x="231.34pt" svg:y="9.44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5" draw:text-style-name="P4" svg:width="82.18pt" svg:height="28.09pt" svg:x="381pt" svg:y="9.44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5" draw:text-style-name="P4" svg:width="82.18pt" svg:height="28.09pt" svg:x="921.66pt" svg:y="9.44pt" draw:caption-point-x="-17.29pt" draw:caption-point-y="15.28pt">
              <dc:creator>ca</dc:creator>
              <dc:date>2019-12-28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05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5" draw:text-style-name="P4" svg:width="82.18pt" svg:height="28.09pt" svg:x="1206.4pt" svg:y="9.44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ABS([.I3]-[.H3])*[.G3]" office:value-type="float" office:value="0" calcext:value-type="float">
            <text:p>0</text:p>
          </table:table-cell>
          <table:table-cell table:number-columns-repeated="4"/>
          <table:table-cell table:formula="of:=IF([.J3]=0; &quot;&quot;; [.P3]/[.J3])">
            <text:p/>
          </table:table-cell>
          <table:table-cell table:formula="of:=([.L3]*[.M3])-([.G3]*[.H3])" office:value-type="float" office:value="0" calcext:value-type="float">
            <text:p>0</text:p>
          </table:table-cell>
          <table:table-cell table:formula="of:=IF([.P3]=0;&quot;&quot;; IF([.P3]&gt;=0; &quot;Win&quot;; &quot;Loss&quot;)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ABS([.I4]-[.H4])*[.G4]" office:value-type="float" office:value="0" calcext:value-type="float">
            <text:p>0</text:p>
          </table:table-cell>
          <table:table-cell table:number-columns-repeated="4"/>
          <table:table-cell table:formula="of:=IF([.J4]=0; &quot;&quot;; [.P4]/[.J4])">
            <text:p/>
          </table:table-cell>
          <table:table-cell table:formula="of:=([.L4]*[.M4])-([.G4]*[.H4])" office:value-type="float" office:value="0" calcext:value-type="float">
            <text:p>0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ABS([.I5]-[.H5])*[.G5]" office:value-type="float" office:value="0" calcext:value-type="float">
            <text:p>0</text:p>
          </table:table-cell>
          <table:table-cell table:number-columns-repeated="4"/>
          <table:table-cell table:formula="of:=IF([.J5]=0; &quot;&quot;; [.P5]/[.J5])">
            <text:p/>
          </table:table-cell>
          <table:table-cell table:formula="of:=([.L5]*[.M5])-([.G5]*[.H5])" office:value-type="float" office:value="0" calcext:value-type="float">
            <text:p>0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ABS([.I6]-[.H6])*[.G6]" office:value-type="float" office:value="0" calcext:value-type="float">
            <text:p>0</text:p>
          </table:table-cell>
          <table:table-cell table:number-columns-repeated="4"/>
          <table:table-cell table:formula="of:=IF([.J6]=0; &quot;&quot;; [.P6]/[.J6])">
            <text:p/>
          </table:table-cell>
          <table:table-cell table:formula="of:=([.L6]*[.M6])-([.G6]*[.H6])" office:value-type="float" office:value="0" calcext:value-type="float">
            <text:p>0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table:formula="of:=ABS([.I7]-[.H7])*[.G7]" office:value-type="float" office:value="0" calcext:value-type="float">
            <text:p>0</text:p>
          </table:table-cell>
          <table:table-cell table:number-columns-repeated="4"/>
          <table:table-cell table:formula="of:=IF([.J7]=0; &quot;&quot;; [.P7]/[.J7])">
            <text:p/>
          </table:table-cell>
          <table:table-cell table:formula="of:=([.L7]*[.M7])-([.G7]*[.H7])" office:value-type="float" office:value="0" calcext:value-type="float">
            <text:p>0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formula="of:=ABS([.I8]-[.H8])*[.G8]" office:value-type="float" office:value="0" calcext:value-type="float">
            <text:p>0</text:p>
          </table:table-cell>
          <table:table-cell table:number-columns-repeated="4"/>
          <table:table-cell table:formula="of:=IF([.J8]=0; &quot;&quot;; [.P8]/[.J8])">
            <text:p/>
          </table:table-cell>
          <table:table-cell table:formula="of:=([.L8]*[.M8])-([.G8]*[.H8])" office:value-type="float" office:value="0" calcext:value-type="float">
            <text:p>0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formula="of:=ABS([.I9]-[.H9])*[.G9]" office:value-type="float" office:value="0" calcext:value-type="float">
            <text:p>0</text:p>
          </table:table-cell>
          <table:table-cell table:number-columns-repeated="4"/>
          <table:table-cell table:formula="of:=IF([.J9]=0; &quot;&quot;; [.P9]/[.J9])">
            <text:p/>
          </table:table-cell>
          <table:table-cell table:formula="of:=([.L9]*[.M9])-([.G9]*[.H9])" office:value-type="float" office:value="0" calcext:value-type="float">
            <text:p>0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ABS([.I10]-[.H10])*[.G10]" office:value-type="float" office:value="0" calcext:value-type="float">
            <text:p>0</text:p>
          </table:table-cell>
          <table:table-cell table:number-columns-repeated="4"/>
          <table:table-cell table:formula="of:=IF([.J10]=0; &quot;&quot;; [.P10]/[.J10])">
            <text:p/>
          </table:table-cell>
          <table:table-cell table:formula="of:=([.L10]*[.M10])-([.G10]*[.H10])" office:value-type="float" office:value="0" calcext:value-type="float">
            <text:p>0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ABS([.I11]-[.H11])*[.G11]" office:value-type="float" office:value="0" calcext:value-type="float">
            <text:p>0</text:p>
          </table:table-cell>
          <table:table-cell table:number-columns-repeated="4"/>
          <table:table-cell table:formula="of:=IF([.J11]=0; &quot;&quot;; [.P11]/[.J11])">
            <text:p/>
          </table:table-cell>
          <table:table-cell table:formula="of:=([.L11]*[.M11])-([.G11]*[.H11])" office:value-type="float" office:value="0" calcext:value-type="float">
            <text:p>0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ABS([.I12]-[.H12])*[.G12]" office:value-type="float" office:value="0" calcext:value-type="float">
            <text:p>0</text:p>
          </table:table-cell>
          <table:table-cell table:number-columns-repeated="4"/>
          <table:table-cell table:formula="of:=IF([.J12]=0; &quot;&quot;; [.P12]/[.J12])">
            <text:p/>
          </table:table-cell>
          <table:table-cell table:formula="of:=([.L12]*[.M12])-([.G12]*[.H12])" office:value-type="float" office:value="0" calcext:value-type="float">
            <text:p>0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ABS([.I13]-[.H13])*[.G13]" office:value-type="float" office:value="0" calcext:value-type="float">
            <text:p>0</text:p>
          </table:table-cell>
          <table:table-cell table:number-columns-repeated="4"/>
          <table:table-cell table:formula="of:=IF([.J13]=0; &quot;&quot;; [.P13]/[.J13])">
            <text:p/>
          </table:table-cell>
          <table:table-cell table:formula="of:=([.L13]*[.M13])-([.G13]*[.H13])" office:value-type="float" office:value="0" calcext:value-type="float">
            <text:p>0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ABS([.I14]-[.H14])*[.G14]" office:value-type="float" office:value="0" calcext:value-type="float">
            <text:p>0</text:p>
          </table:table-cell>
          <table:table-cell table:number-columns-repeated="4"/>
          <table:table-cell table:formula="of:=IF([.J14]=0; &quot;&quot;; [.P14]/[.J14])">
            <text:p/>
          </table:table-cell>
          <table:table-cell table:formula="of:=([.L14]*[.M14])-([.G14]*[.H14])" office:value-type="float" office:value="0" calcext:value-type="float">
            <text:p>0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ABS([.I15]-[.H15])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([.L15]*[.M15])-([.G15]*[.H15])" office:value-type="float" office:value="0" calcext:value-type="float">
            <text:p>0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ABS([.I16]-[.H16])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([.L16]*[.M16])-([.G16]*[.H16])" office:value-type="float" office:value="0" calcext:value-type="float">
            <text:p>0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ABS([.I17]-[.H17])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([.L17]*[.M17])-([.G17]*[.H17])" office:value-type="float" office:value="0" calcext:value-type="float">
            <text:p>0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ABS([.I18]-[.H18])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([.L18]*[.M18])-([.G18]*[.H18])" office:value-type="float" office:value="0" calcext:value-type="float">
            <text:p>0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ABS([.I19]-[.H19])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([.L19]*[.M19])-([.G19]*[.H19])" office:value-type="float" office:value="0" calcext:value-type="float">
            <text:p>0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ABS([.I20]-[.H20])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([.L20]*[.M20])-([.G20]*[.H20])" office:value-type="float" office:value="0" calcext:value-type="float">
            <text:p>0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ABS([.I21]-[.H21])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([.L21]*[.M21])-([.G21]*[.H21])" office:value-type="float" office:value="0" calcext:value-type="float">
            <text:p>0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ABS([.I22]-[.H22])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([.L22]*[.M22])-([.G22]*[.H22])" office:value-type="float" office:value="0" calcext:value-type="float">
            <text:p>0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ABS([.I23]-[.H23])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([.L23]*[.M23])-([.G23]*[.H23])" office:value-type="float" office:value="0" calcext:value-type="float">
            <text:p>0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ABS([.I24]-[.H24])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([.L24]*[.M24])-([.G24]*[.H24])" office:value-type="float" office:value="0" calcext:value-type="float">
            <text:p>0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ABS([.I25]-[.H25])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([.L25]*[.M25])-([.G25]*[.H25])" office:value-type="float" office:value="0" calcext:value-type="float">
            <text:p>0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ABS([.I26]-[.H26])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([.L26]*[.M26])-([.G26]*[.H26])" office:value-type="float" office:value="0" calcext:value-type="float">
            <text:p>0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ABS([.I27]-[.H27])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([.L27]*[.M27])-([.G27]*[.H27])" office:value-type="float" office:value="0" calcext:value-type="float">
            <text:p>0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ABS([.I28]-[.H28])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([.L28]*[.M28])-([.G28]*[.H28])" office:value-type="float" office:value="0" calcext:value-type="float">
            <text:p>0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ABS([.I29]-[.H29])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([.L29]*[.M29])-([.G29]*[.H29])" office:value-type="float" office:value="0" calcext:value-type="float">
            <text:p>0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ABS([.I30]-[.H30])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([.L30]*[.M30])-([.G30]*[.H30])" office:value-type="float" office:value="0" calcext:value-type="float">
            <text:p>0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ABS([.I31]-[.H31])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([.L31]*[.M31])-([.G31]*[.H31])" office:value-type="float" office:value="0" calcext:value-type="float">
            <text:p>0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ABS([.I32]-[.H32])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([.L32]*[.M32])-([.G32]*[.H32])" office:value-type="float" office:value="0" calcext:value-type="float">
            <text:p>0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ABS([.I33]-[.H33])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([.L33]*[.M33])-([.G33]*[.H33])" office:value-type="float" office:value="0" calcext:value-type="float">
            <text:p>0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ABS([.I34]-[.H34])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([.L34]*[.M34])-([.G34]*[.H34])" office:value-type="float" office:value="0" calcext:value-type="float">
            <text:p>0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ABS([.I35]-[.H35])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([.L35]*[.M35])-([.G35]*[.H35])" office:value-type="float" office:value="0" calcext:value-type="float">
            <text:p>0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ABS([.I36]-[.H36])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([.L36]*[.M36])-([.G36]*[.H36])" office:value-type="float" office:value="0" calcext:value-type="float">
            <text:p>0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ABS([.I37]-[.H37])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([.L37]*[.M37])-([.G37]*[.H37])" office:value-type="float" office:value="0" calcext:value-type="float">
            <text:p>0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ABS([.I38]-[.H38])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([.L38]*[.M38])-([.G38]*[.H38])" office:value-type="float" office:value="0" calcext:value-type="float">
            <text:p>0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ABS([.I39]-[.H39])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([.L39]*[.M39])-([.G39]*[.H39])" office:value-type="float" office:value="0" calcext:value-type="float">
            <text:p>0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ABS([.I40]-[.H40])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([.L40]*[.M40])-([.G40]*[.H40])" office:value-type="float" office:value="0" calcext:value-type="float">
            <text:p>0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ABS([.I41]-[.H41])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([.L41]*[.M41])-([.G41]*[.H41])" office:value-type="float" office:value="0" calcext:value-type="float">
            <text:p>0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ABS([.I42]-[.H42])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([.L42]*[.M42])-([.G42]*[.H42])" office:value-type="float" office:value="0" calcext:value-type="float">
            <text:p>0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ABS([.I43]-[.H43])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([.L43]*[.M43])-([.G43]*[.H43])" office:value-type="float" office:value="0" calcext:value-type="float">
            <text:p>0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ABS([.I44]-[.H44])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([.L44]*[.M44])-([.G44]*[.H44])" office:value-type="float" office:value="0" calcext:value-type="float">
            <text:p>0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ABS([.I45]-[.H45])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([.L45]*[.M45])-([.G45]*[.H45])" office:value-type="float" office:value="0" calcext:value-type="float">
            <text:p>0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ABS([.I46]-[.H46])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([.L46]*[.M46])-([.G46]*[.H46])" office:value-type="float" office:value="0" calcext:value-type="float">
            <text:p>0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ABS([.I47]-[.H47])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([.L47]*[.M47])-([.G47]*[.H47])" office:value-type="float" office:value="0" calcext:value-type="float">
            <text:p>0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ABS([.I48]-[.H48])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([.L48]*[.M48])-([.G48]*[.H48])" office:value-type="float" office:value="0" calcext:value-type="float">
            <text:p>0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ABS([.I49]-[.H49])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([.L49]*[.M49])-([.G49]*[.H49])" office:value-type="float" office:value="0" calcext:value-type="float">
            <text:p>0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ABS([.I50]-[.H50])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([.L50]*[.M50])-([.G50]*[.H50])" office:value-type="float" office:value="0" calcext:value-type="float">
            <text:p>0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ABS([.I51]-[.H51])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([.L51]*[.M51])-([.G51]*[.H51])" office:value-type="float" office:value="0" calcext:value-type="float">
            <text:p>0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ABS([.I52]-[.H52])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([.L52]*[.M52])-([.G52]*[.H52])" office:value-type="float" office:value="0" calcext:value-type="float">
            <text:p>0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ABS([.I53]-[.H53])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([.L53]*[.M53])-([.G53]*[.H53])" office:value-type="float" office:value="0" calcext:value-type="float">
            <text:p>0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ABS([.I54]-[.H54])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([.L54]*[.M54])-([.G54]*[.H54])" office:value-type="float" office:value="0" calcext:value-type="float">
            <text:p>0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ABS([.I55]-[.H55])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([.L55]*[.M55])-([.G55]*[.H55])" office:value-type="float" office:value="0" calcext:value-type="float">
            <text:p>0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ABS([.I56]-[.H56])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([.L56]*[.M56])-([.G56]*[.H56])" office:value-type="float" office:value="0" calcext:value-type="float">
            <text:p>0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ABS([.I57]-[.H57])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([.L57]*[.M57])-([.G57]*[.H57])" office:value-type="float" office:value="0" calcext:value-type="float">
            <text:p>0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ABS([.I58]-[.H58])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([.L58]*[.M58])-([.G58]*[.H58])" office:value-type="float" office:value="0" calcext:value-type="float">
            <text:p>0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ABS([.I59]-[.H59])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([.L59]*[.M59])-([.G59]*[.H59])" office:value-type="float" office:value="0" calcext:value-type="float">
            <text:p>0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ABS([.I60]-[.H60])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([.L60]*[.M60])-([.G60]*[.H60])" office:value-type="float" office:value="0" calcext:value-type="float">
            <text:p>0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ABS([.I61]-[.H61])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([.L61]*[.M61])-([.G61]*[.H61])" office:value-type="float" office:value="0" calcext:value-type="float">
            <text:p>0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ABS([.I62]-[.H62])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([.L62]*[.M62])-([.G62]*[.H62])" office:value-type="float" office:value="0" calcext:value-type="float">
            <text:p>0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ABS([.I63]-[.H63])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([.L63]*[.M63])-([.G63]*[.H63])" office:value-type="float" office:value="0" calcext:value-type="float">
            <text:p>0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ABS([.I64]-[.H64])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([.L64]*[.M64])-([.G64]*[.H64])" office:value-type="float" office:value="0" calcext:value-type="float">
            <text:p>0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ABS([.I65]-[.H65])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([.L65]*[.M65])-([.G65]*[.H65])" office:value-type="float" office:value="0" calcext:value-type="float">
            <text:p>0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ABS([.I66]-[.H66])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([.L66]*[.M66])-([.G66]*[.H66])" office:value-type="float" office:value="0" calcext:value-type="float">
            <text:p>0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ABS([.I67]-[.H67])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([.L67]*[.M67])-([.G67]*[.H67])" office:value-type="float" office:value="0" calcext:value-type="float">
            <text:p>0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ABS([.I68]-[.H68])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([.L68]*[.M68])-([.G68]*[.H68])" office:value-type="float" office:value="0" calcext:value-type="float">
            <text:p>0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ABS([.I69]-[.H69])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([.L69]*[.M69])-([.G69]*[.H69])" office:value-type="float" office:value="0" calcext:value-type="float">
            <text:p>0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ABS([.I70]-[.H70])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([.L70]*[.M70])-([.G70]*[.H70])" office:value-type="float" office:value="0" calcext:value-type="float">
            <text:p>0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ABS([.I71]-[.H71])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([.L71]*[.M71])-([.G71]*[.H71])" office:value-type="float" office:value="0" calcext:value-type="float">
            <text:p>0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ABS([.I72]-[.H72])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([.L72]*[.M72])-([.G72]*[.H72])" office:value-type="float" office:value="0" calcext:value-type="float">
            <text:p>0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ABS([.I73]-[.H73])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([.L73]*[.M73])-([.G73]*[.H73])" office:value-type="float" office:value="0" calcext:value-type="float">
            <text:p>0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ABS([.I74]-[.H74])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([.L74]*[.M74])-([.G74]*[.H74])" office:value-type="float" office:value="0" calcext:value-type="float">
            <text:p>0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ABS([.I75]-[.H75])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([.L75]*[.M75])-([.G75]*[.H75])" office:value-type="float" office:value="0" calcext:value-type="float">
            <text:p>0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ABS([.I76]-[.H76])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([.L76]*[.M76])-([.G76]*[.H76])" office:value-type="float" office:value="0" calcext:value-type="float">
            <text:p>0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ABS([.I77]-[.H77])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([.L77]*[.M77])-([.G77]*[.H77])" office:value-type="float" office:value="0" calcext:value-type="float">
            <text:p>0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ABS([.I78]-[.H78])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([.L78]*[.M78])-([.G78]*[.H78])" office:value-type="float" office:value="0" calcext:value-type="float">
            <text:p>0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ABS([.I79]-[.H79])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([.L79]*[.M79])-([.G79]*[.H79])" office:value-type="float" office:value="0" calcext:value-type="float">
            <text:p>0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ABS([.I80]-[.H80])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([.L80]*[.M80])-([.G80]*[.H80])" office:value-type="float" office:value="0" calcext:value-type="float">
            <text:p>0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ABS([.I81]-[.H81])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([.L81]*[.M81])-([.G81]*[.H81])" office:value-type="float" office:value="0" calcext:value-type="float">
            <text:p>0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ABS([.I82]-[.H82])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([.L82]*[.M82])-([.G82]*[.H82])" office:value-type="float" office:value="0" calcext:value-type="float">
            <text:p>0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ABS([.I83]-[.H83])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([.L83]*[.M83])-([.G83]*[.H83])" office:value-type="float" office:value="0" calcext:value-type="float">
            <text:p>0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ABS([.I84]-[.H84])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([.L84]*[.M84])-([.G84]*[.H84])" office:value-type="float" office:value="0" calcext:value-type="float">
            <text:p>0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ABS([.I85]-[.H85])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([.L85]*[.M85])-([.G85]*[.H85])" office:value-type="float" office:value="0" calcext:value-type="float">
            <text:p>0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ABS([.I86]-[.H86])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([.L86]*[.M86])-([.G86]*[.H86])" office:value-type="float" office:value="0" calcext:value-type="float">
            <text:p>0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ABS([.I87]-[.H87])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([.L87]*[.M87])-([.G87]*[.H87])" office:value-type="float" office:value="0" calcext:value-type="float">
            <text:p>0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ABS([.I88]-[.H88])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([.L88]*[.M88])-([.G88]*[.H88])" office:value-type="float" office:value="0" calcext:value-type="float">
            <text:p>0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ABS([.I89]-[.H89])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([.L89]*[.M89])-([.G89]*[.H89])" office:value-type="float" office:value="0" calcext:value-type="float">
            <text:p>0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ABS([.I90]-[.H90])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([.L90]*[.M90])-([.G90]*[.H90])" office:value-type="float" office:value="0" calcext:value-type="float">
            <text:p>0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ABS([.I91]-[.H91])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([.L91]*[.M91])-([.G91]*[.H91])" office:value-type="float" office:value="0" calcext:value-type="float">
            <text:p>0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ABS([.I92]-[.H92])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([.L92]*[.M92])-([.G92]*[.H92])" office:value-type="float" office:value="0" calcext:value-type="float">
            <text:p>0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ABS([.I93]-[.H93])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([.L93]*[.M93])-([.G93]*[.H93])" office:value-type="float" office:value="0" calcext:value-type="float">
            <text:p>0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ABS([.I94]-[.H94])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([.L94]*[.M94])-([.G94]*[.H94])" office:value-type="float" office:value="0" calcext:value-type="float">
            <text:p>0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ABS([.I95]-[.H95])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([.L95]*[.M95])-([.G95]*[.H95])" office:value-type="float" office:value="0" calcext:value-type="float">
            <text:p>0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ABS([.I96]-[.H96])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([.L96]*[.M96])-([.G96]*[.H96])" office:value-type="float" office:value="0" calcext:value-type="float">
            <text:p>0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ABS([.I97]-[.H97])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([.L97]*[.M97])-([.G97]*[.H97])" office:value-type="float" office:value="0" calcext:value-type="float">
            <text:p>0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ABS([.I98]-[.H98])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([.L98]*[.M98])-([.G98]*[.H98])" office:value-type="float" office:value="0" calcext:value-type="float">
            <text:p>0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ABS([.I99]-[.H99])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([.L99]*[.M99])-([.G99]*[.H99])" office:value-type="float" office:value="0" calcext:value-type="float">
            <text:p>0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ABS([.I100]-[.H100])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([.L100]*[.M100])-([.G100]*[.H100])" office:value-type="float" office:value="0" calcext:value-type="float">
            <text:p>0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ABS([.I101]-[.H101])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([.L101]*[.M101])-([.G101]*[.H101])" office:value-type="float" office:value="0" calcext:value-type="float">
            <text:p>0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ABS([.I102]-[.H102])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([.L102]*[.M102])-([.G102]*[.H102])" office:value-type="float" office:value="0" calcext:value-type="float">
            <text:p>0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ABS([.I103]-[.H103])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([.L103]*[.M103])-([.G103]*[.H103])" office:value-type="float" office:value="0" calcext:value-type="float">
            <text:p>0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ABS([.I104]-[.H104])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([.L104]*[.M104])-([.G104]*[.H104])" office:value-type="float" office:value="0" calcext:value-type="float">
            <text:p>0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ABS([.I105]-[.H105])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([.L105]*[.M105])-([.G105]*[.H105])" office:value-type="float" office:value="0" calcext:value-type="float">
            <text:p>0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ABS([.I106]-[.H106])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([.L106]*[.M106])-([.G106]*[.H106])" office:value-type="float" office:value="0" calcext:value-type="float">
            <text:p>0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ABS([.I107]-[.H107])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([.L107]*[.M107])-([.G107]*[.H107])" office:value-type="float" office:value="0" calcext:value-type="float">
            <text:p>0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ABS([.I108]-[.H108])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([.L108]*[.M108])-([.G108]*[.H108])" office:value-type="float" office:value="0" calcext:value-type="float">
            <text:p>0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ABS([.I109]-[.H109])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([.L109]*[.M109])-([.G109]*[.H109])" office:value-type="float" office:value="0" calcext:value-type="float">
            <text:p>0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ABS([.I110]-[.H110])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([.L110]*[.M110])-([.G110]*[.H110])" office:value-type="float" office:value="0" calcext:value-type="float">
            <text:p>0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ABS([.I111]-[.H111])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([.L111]*[.M111])-([.G111]*[.H111])" office:value-type="float" office:value="0" calcext:value-type="float">
            <text:p>0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ABS([.I112]-[.H112])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([.L112]*[.M112])-([.G112]*[.H112])" office:value-type="float" office:value="0" calcext:value-type="float">
            <text:p>0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ABS([.I113]-[.H113])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([.L113]*[.M113])-([.G113]*[.H113])" office:value-type="float" office:value="0" calcext:value-type="float">
            <text:p>0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ABS([.I114]-[.H114])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([.L114]*[.M114])-([.G114]*[.H114])" office:value-type="float" office:value="0" calcext:value-type="float">
            <text:p>0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ABS([.I115]-[.H115])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([.L115]*[.M115])-([.G115]*[.H115])" office:value-type="float" office:value="0" calcext:value-type="float">
            <text:p>0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ABS([.I116]-[.H116])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([.L116]*[.M116])-([.G116]*[.H116])" office:value-type="float" office:value="0" calcext:value-type="float">
            <text:p>0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ABS([.I117]-[.H117])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([.L117]*[.M117])-([.G117]*[.H117])" office:value-type="float" office:value="0" calcext:value-type="float">
            <text:p>0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ABS([.I118]-[.H118])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([.L118]*[.M118])-([.G118]*[.H118])" office:value-type="float" office:value="0" calcext:value-type="float">
            <text:p>0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ABS([.I119]-[.H119])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([.L119]*[.M119])-([.G119]*[.H119])" office:value-type="float" office:value="0" calcext:value-type="float">
            <text:p>0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ABS([.I120]-[.H120])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([.L120]*[.M120])-([.G120]*[.H120])" office:value-type="float" office:value="0" calcext:value-type="float">
            <text:p>0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ABS([.I121]-[.H121])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([.L121]*[.M121])-([.G121]*[.H121])" office:value-type="float" office:value="0" calcext:value-type="float">
            <text:p>0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ABS([.I122]-[.H122])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([.L122]*[.M122])-([.G122]*[.H122])" office:value-type="float" office:value="0" calcext:value-type="float">
            <text:p>0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ABS([.I123]-[.H123])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([.L123]*[.M123])-([.G123]*[.H123])" office:value-type="float" office:value="0" calcext:value-type="float">
            <text:p>0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ABS([.I124]-[.H124])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([.L124]*[.M124])-([.G124]*[.H124])" office:value-type="float" office:value="0" calcext:value-type="float">
            <text:p>0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ABS([.I125]-[.H125])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([.L125]*[.M125])-([.G125]*[.H125])" office:value-type="float" office:value="0" calcext:value-type="float">
            <text:p>0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ABS([.I126]-[.H126])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([.L126]*[.M126])-([.G126]*[.H126])" office:value-type="float" office:value="0" calcext:value-type="float">
            <text:p>0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ABS([.I127]-[.H127])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([.L127]*[.M127])-([.G127]*[.H127])" office:value-type="float" office:value="0" calcext:value-type="float">
            <text:p>0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ABS([.I128]-[.H128])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([.L128]*[.M128])-([.G128]*[.H128])" office:value-type="float" office:value="0" calcext:value-type="float">
            <text:p>0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ABS([.I129]-[.H129])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([.L129]*[.M129])-([.G129]*[.H129])" office:value-type="float" office:value="0" calcext:value-type="float">
            <text:p>0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ABS([.I130]-[.H130])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([.L130]*[.M130])-([.G130]*[.H130])" office:value-type="float" office:value="0" calcext:value-type="float">
            <text:p>0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ABS([.I131]-[.H131])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([.L131]*[.M131])-([.G131]*[.H131])" office:value-type="float" office:value="0" calcext:value-type="float">
            <text:p>0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ABS([.I132]-[.H132])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([.L132]*[.M132])-([.G132]*[.H132])" office:value-type="float" office:value="0" calcext:value-type="float">
            <text:p>0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ABS([.I133]-[.H133])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([.L133]*[.M133])-([.G133]*[.H133])" office:value-type="float" office:value="0" calcext:value-type="float">
            <text:p>0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ABS([.I134]-[.H134])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([.L134]*[.M134])-([.G134]*[.H134])" office:value-type="float" office:value="0" calcext:value-type="float">
            <text:p>0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ABS([.I135]-[.H135])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([.L135]*[.M135])-([.G135]*[.H135])" office:value-type="float" office:value="0" calcext:value-type="float">
            <text:p>0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ABS([.I136]-[.H136])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([.L136]*[.M136])-([.G136]*[.H136])" office:value-type="float" office:value="0" calcext:value-type="float">
            <text:p>0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ABS([.I137]-[.H137])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([.L137]*[.M137])-([.G137]*[.H137])" office:value-type="float" office:value="0" calcext:value-type="float">
            <text:p>0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ABS([.I138]-[.H138])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([.L138]*[.M138])-([.G138]*[.H138])" office:value-type="float" office:value="0" calcext:value-type="float">
            <text:p>0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ABS([.I139]-[.H139])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([.L139]*[.M139])-([.G139]*[.H139])" office:value-type="float" office:value="0" calcext:value-type="float">
            <text:p>0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ABS([.I140]-[.H140])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([.L140]*[.M140])-([.G140]*[.H140])" office:value-type="float" office:value="0" calcext:value-type="float">
            <text:p>0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ABS([.I141]-[.H141])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([.L141]*[.M141])-([.G141]*[.H141])" office:value-type="float" office:value="0" calcext:value-type="float">
            <text:p>0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ABS([.I142]-[.H142])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([.L142]*[.M142])-([.G142]*[.H142])" office:value-type="float" office:value="0" calcext:value-type="float">
            <text:p>0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ABS([.I143]-[.H143])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([.L143]*[.M143])-([.G143]*[.H143])" office:value-type="float" office:value="0" calcext:value-type="float">
            <text:p>0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ABS([.I144]-[.H144])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([.L144]*[.M144])-([.G144]*[.H144])" office:value-type="float" office:value="0" calcext:value-type="float">
            <text:p>0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ABS([.I145]-[.H145])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([.L145]*[.M145])-([.G145]*[.H145])" office:value-type="float" office:value="0" calcext:value-type="float">
            <text:p>0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ABS([.I146]-[.H146])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([.L146]*[.M146])-([.G146]*[.H146])" office:value-type="float" office:value="0" calcext:value-type="float">
            <text:p>0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ABS([.I147]-[.H147])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([.L147]*[.M147])-([.G147]*[.H147])" office:value-type="float" office:value="0" calcext:value-type="float">
            <text:p>0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ABS([.I148]-[.H148])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([.L148]*[.M148])-([.G148]*[.H148])" office:value-type="float" office:value="0" calcext:value-type="float">
            <text:p>0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ABS([.I149]-[.H149])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([.L149]*[.M149])-([.G149]*[.H149])" office:value-type="float" office:value="0" calcext:value-type="float">
            <text:p>0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ABS([.I150]-[.H150])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([.L150]*[.M150])-([.G150]*[.H150])" office:value-type="float" office:value="0" calcext:value-type="float">
            <text:p>0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ABS([.I151]-[.H151])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([.L151]*[.M151])-([.G151]*[.H151])" office:value-type="float" office:value="0" calcext:value-type="float">
            <text:p>0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ABS([.I152]-[.H152])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([.L152]*[.M152])-([.G152]*[.H152])" office:value-type="float" office:value="0" calcext:value-type="float">
            <text:p>0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ABS([.I153]-[.H153])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([.L153]*[.M153])-([.G153]*[.H153])" office:value-type="float" office:value="0" calcext:value-type="float">
            <text:p>0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ABS([.I154]-[.H154])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([.L154]*[.M154])-([.G154]*[.H154])" office:value-type="float" office:value="0" calcext:value-type="float">
            <text:p>0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ABS([.I155]-[.H155])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([.L155]*[.M155])-([.G155]*[.H155])" office:value-type="float" office:value="0" calcext:value-type="float">
            <text:p>0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ABS([.I156]-[.H156])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([.L156]*[.M156])-([.G156]*[.H156])" office:value-type="float" office:value="0" calcext:value-type="float">
            <text:p>0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ABS([.I157]-[.H157])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([.L157]*[.M157])-([.G157]*[.H157])" office:value-type="float" office:value="0" calcext:value-type="float">
            <text:p>0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ABS([.I158]-[.H158])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([.L158]*[.M158])-([.G158]*[.H158])" office:value-type="float" office:value="0" calcext:value-type="float">
            <text:p>0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ABS([.I159]-[.H159])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([.L159]*[.M159])-([.G159]*[.H159])" office:value-type="float" office:value="0" calcext:value-type="float">
            <text:p>0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ABS([.I160]-[.H160])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([.L160]*[.M160])-([.G160]*[.H160])" office:value-type="float" office:value="0" calcext:value-type="float">
            <text:p>0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ABS([.I161]-[.H161])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([.L161]*[.M161])-([.G161]*[.H161])" office:value-type="float" office:value="0" calcext:value-type="float">
            <text:p>0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ABS([.I162]-[.H162])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([.L162]*[.M162])-([.G162]*[.H162])" office:value-type="float" office:value="0" calcext:value-type="float">
            <text:p>0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ABS([.I163]-[.H163])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([.L163]*[.M163])-([.G163]*[.H163])" office:value-type="float" office:value="0" calcext:value-type="float">
            <text:p>0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ABS([.I164]-[.H164])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([.L164]*[.M164])-([.G164]*[.H164])" office:value-type="float" office:value="0" calcext:value-type="float">
            <text:p>0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ABS([.I165]-[.H165])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([.L165]*[.M165])-([.G165]*[.H165])" office:value-type="float" office:value="0" calcext:value-type="float">
            <text:p>0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ABS([.I166]-[.H166])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([.L166]*[.M166])-([.G166]*[.H166])" office:value-type="float" office:value="0" calcext:value-type="float">
            <text:p>0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ABS([.I167]-[.H167])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([.L167]*[.M167])-([.G167]*[.H167])" office:value-type="float" office:value="0" calcext:value-type="float">
            <text:p>0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ABS([.I168]-[.H168])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([.L168]*[.M168])-([.G168]*[.H168])" office:value-type="float" office:value="0" calcext:value-type="float">
            <text:p>0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ABS([.I169]-[.H169])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([.L169]*[.M169])-([.G169]*[.H169])" office:value-type="float" office:value="0" calcext:value-type="float">
            <text:p>0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ABS([.I170]-[.H170])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([.L170]*[.M170])-([.G170]*[.H170])" office:value-type="float" office:value="0" calcext:value-type="float">
            <text:p>0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ABS([.I171]-[.H171])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([.L171]*[.M171])-([.G171]*[.H171])" office:value-type="float" office:value="0" calcext:value-type="float">
            <text:p>0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ABS([.I172]-[.H172])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([.L172]*[.M172])-([.G172]*[.H172])" office:value-type="float" office:value="0" calcext:value-type="float">
            <text:p>0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ABS([.I173]-[.H173])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([.L173]*[.M173])-([.G173]*[.H173])" office:value-type="float" office:value="0" calcext:value-type="float">
            <text:p>0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ABS([.I174]-[.H174])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([.L174]*[.M174])-([.G174]*[.H174])" office:value-type="float" office:value="0" calcext:value-type="float">
            <text:p>0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ABS([.I175]-[.H175])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([.L175]*[.M175])-([.G175]*[.H175])" office:value-type="float" office:value="0" calcext:value-type="float">
            <text:p>0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ABS([.I176]-[.H176])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([.L176]*[.M176])-([.G176]*[.H176])" office:value-type="float" office:value="0" calcext:value-type="float">
            <text:p>0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ABS([.I177]-[.H177])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([.L177]*[.M177])-([.G177]*[.H177])" office:value-type="float" office:value="0" calcext:value-type="float">
            <text:p>0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ABS([.I178]-[.H178])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([.L178]*[.M178])-([.G178]*[.H178])" office:value-type="float" office:value="0" calcext:value-type="float">
            <text:p>0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ABS([.I179]-[.H179])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([.L179]*[.M179])-([.G179]*[.H179])" office:value-type="float" office:value="0" calcext:value-type="float">
            <text:p>0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ABS([.I180]-[.H180])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([.L180]*[.M180])-([.G180]*[.H180])" office:value-type="float" office:value="0" calcext:value-type="float">
            <text:p>0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ABS([.I181]-[.H181])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([.L181]*[.M181])-([.G181]*[.H181])" office:value-type="float" office:value="0" calcext:value-type="float">
            <text:p>0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ABS([.I182]-[.H182])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([.L182]*[.M182])-([.G182]*[.H182])" office:value-type="float" office:value="0" calcext:value-type="float">
            <text:p>0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ABS([.I183]-[.H183])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([.L183]*[.M183])-([.G183]*[.H183])" office:value-type="float" office:value="0" calcext:value-type="float">
            <text:p>0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ABS([.I184]-[.H184])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([.L184]*[.M184])-([.G184]*[.H184])" office:value-type="float" office:value="0" calcext:value-type="float">
            <text:p>0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ABS([.I185]-[.H185])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([.L185]*[.M185])-([.G185]*[.H185])" office:value-type="float" office:value="0" calcext:value-type="float">
            <text:p>0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ABS([.I186]-[.H186])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([.L186]*[.M186])-([.G186]*[.H186])" office:value-type="float" office:value="0" calcext:value-type="float">
            <text:p>0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ABS([.I187]-[.H187])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([.L187]*[.M187])-([.G187]*[.H187])" office:value-type="float" office:value="0" calcext:value-type="float">
            <text:p>0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ABS([.I188]-[.H188])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([.L188]*[.M188])-([.G188]*[.H188])" office:value-type="float" office:value="0" calcext:value-type="float">
            <text:p>0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ABS([.I189]-[.H189])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([.L189]*[.M189])-([.G189]*[.H189])" office:value-type="float" office:value="0" calcext:value-type="float">
            <text:p>0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ABS([.I190]-[.H190])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([.L190]*[.M190])-([.G190]*[.H190])" office:value-type="float" office:value="0" calcext:value-type="float">
            <text:p>0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ABS([.I191]-[.H191])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([.L191]*[.M191])-([.G191]*[.H191])" office:value-type="float" office:value="0" calcext:value-type="float">
            <text:p>0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ABS([.I192]-[.H192])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([.L192]*[.M192])-([.G192]*[.H192])" office:value-type="float" office:value="0" calcext:value-type="float">
            <text:p>0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ABS([.I193]-[.H193])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([.L193]*[.M193])-([.G193]*[.H193])" office:value-type="float" office:value="0" calcext:value-type="float">
            <text:p>0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ABS([.I194]-[.H194])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([.L194]*[.M194])-([.G194]*[.H194])" office:value-type="float" office:value="0" calcext:value-type="float">
            <text:p>0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ABS([.I195]-[.H195])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([.L195]*[.M195])-([.G195]*[.H195])" office:value-type="float" office:value="0" calcext:value-type="float">
            <text:p>0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ABS([.I196]-[.H196])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([.L196]*[.M196])-([.G196]*[.H196])" office:value-type="float" office:value="0" calcext:value-type="float">
            <text:p>0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ABS([.I197]-[.H197])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([.L197]*[.M197])-([.G197]*[.H197])" office:value-type="float" office:value="0" calcext:value-type="float">
            <text:p>0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ABS([.I198]-[.H198])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([.L198]*[.M198])-([.G198]*[.H198])" office:value-type="float" office:value="0" calcext:value-type="float">
            <text:p>0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ABS([.I199]-[.H199])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([.L199]*[.M199])-([.G199]*[.H199])" office:value-type="float" office:value="0" calcext:value-type="float">
            <text:p>0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ABS([.I200]-[.H200])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([.L200]*[.M200])-([.G200]*[.H200])" office:value-type="float" office:value="0" calcext:value-type="float">
            <text:p>0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ABS([.I201]-[.H201])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([.L201]*[.M201])-([.G201]*[.H201])" office:value-type="float" office:value="0" calcext:value-type="float">
            <text:p>0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ABS([.I202]-[.H202])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([.L202]*[.M202])-([.G202]*[.H202])" office:value-type="float" office:value="0" calcext:value-type="float">
            <text:p>0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ABS([.I203]-[.H203])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([.L203]*[.M203])-([.G203]*[.H203])" office:value-type="float" office:value="0" calcext:value-type="float">
            <text:p>0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ABS([.I204]-[.H204])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([.L204]*[.M204])-([.G204]*[.H204])" office:value-type="float" office:value="0" calcext:value-type="float">
            <text:p>0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ABS([.I205]-[.H205])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([.L205]*[.M205])-([.G205]*[.H205])" office:value-type="float" office:value="0" calcext:value-type="float">
            <text:p>0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ABS([.I206]-[.H206])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([.L206]*[.M206])-([.G206]*[.H206])" office:value-type="float" office:value="0" calcext:value-type="float">
            <text:p>0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ABS([.I207]-[.H207])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([.L207]*[.M207])-([.G207]*[.H207])" office:value-type="float" office:value="0" calcext:value-type="float">
            <text:p>0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ABS([.I208]-[.H208])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([.L208]*[.M208])-([.G208]*[.H208])" office:value-type="float" office:value="0" calcext:value-type="float">
            <text:p>0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ABS([.I209]-[.H209])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([.L209]*[.M209])-([.G209]*[.H209])" office:value-type="float" office:value="0" calcext:value-type="float">
            <text:p>0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ABS([.I210]-[.H210])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([.L210]*[.M210])-([.G210]*[.H210])" office:value-type="float" office:value="0" calcext:value-type="float">
            <text:p>0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ABS([.I211]-[.H211])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([.L211]*[.M211])-([.G211]*[.H211])" office:value-type="float" office:value="0" calcext:value-type="float">
            <text:p>0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ABS([.I212]-[.H212])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([.L212]*[.M212])-([.G212]*[.H212])" office:value-type="float" office:value="0" calcext:value-type="float">
            <text:p>0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ABS([.I213]-[.H213])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([.L213]*[.M213])-([.G213]*[.H213])" office:value-type="float" office:value="0" calcext:value-type="float">
            <text:p>0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ABS([.I214]-[.H214])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([.L214]*[.M214])-([.G214]*[.H214])" office:value-type="float" office:value="0" calcext:value-type="float">
            <text:p>0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ABS([.I215]-[.H215])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([.L215]*[.M215])-([.G215]*[.H215])" office:value-type="float" office:value="0" calcext:value-type="float">
            <text:p>0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ABS([.I216]-[.H216])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([.L216]*[.M216])-([.G216]*[.H216])" office:value-type="float" office:value="0" calcext:value-type="float">
            <text:p>0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ABS([.I217]-[.H217])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([.L217]*[.M217])-([.G217]*[.H217])" office:value-type="float" office:value="0" calcext:value-type="float">
            <text:p>0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ABS([.I218]-[.H218])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([.L218]*[.M218])-([.G218]*[.H218])" office:value-type="float" office:value="0" calcext:value-type="float">
            <text:p>0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ABS([.I219]-[.H219])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([.L219]*[.M219])-([.G219]*[.H219])" office:value-type="float" office:value="0" calcext:value-type="float">
            <text:p>0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ABS([.I220]-[.H220])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([.L220]*[.M220])-([.G220]*[.H220])" office:value-type="float" office:value="0" calcext:value-type="float">
            <text:p>0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ABS([.I221]-[.H221])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([.L221]*[.M221])-([.G221]*[.H221])" office:value-type="float" office:value="0" calcext:value-type="float">
            <text:p>0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ABS([.I222]-[.H222])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([.L222]*[.M222])-([.G222]*[.H222])" office:value-type="float" office:value="0" calcext:value-type="float">
            <text:p>0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ABS([.I223]-[.H223])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([.L223]*[.M223])-([.G223]*[.H223])" office:value-type="float" office:value="0" calcext:value-type="float">
            <text:p>0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ABS([.I224]-[.H224])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([.L224]*[.M224])-([.G224]*[.H224])" office:value-type="float" office:value="0" calcext:value-type="float">
            <text:p>0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ABS([.I225]-[.H225])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([.L225]*[.M225])-([.G225]*[.H225])" office:value-type="float" office:value="0" calcext:value-type="float">
            <text:p>0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ABS([.I226]-[.H226])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([.L226]*[.M226])-([.G226]*[.H226])" office:value-type="float" office:value="0" calcext:value-type="float">
            <text:p>0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ABS([.I227]-[.H227])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([.L227]*[.M227])-([.G227]*[.H227])" office:value-type="float" office:value="0" calcext:value-type="float">
            <text:p>0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ABS([.I228]-[.H228])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([.L228]*[.M228])-([.G228]*[.H228])" office:value-type="float" office:value="0" calcext:value-type="float">
            <text:p>0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ABS([.I229]-[.H229])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([.L229]*[.M229])-([.G229]*[.H229])" office:value-type="float" office:value="0" calcext:value-type="float">
            <text:p>0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ABS([.I230]-[.H230])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([.L230]*[.M230])-([.G230]*[.H230])" office:value-type="float" office:value="0" calcext:value-type="float">
            <text:p>0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ABS([.I231]-[.H231])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([.L231]*[.M231])-([.G231]*[.H231])" office:value-type="float" office:value="0" calcext:value-type="float">
            <text:p>0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ABS([.I232]-[.H232])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([.L232]*[.M232])-([.G232]*[.H232])" office:value-type="float" office:value="0" calcext:value-type="float">
            <text:p>0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ABS([.I233]-[.H233])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([.L233]*[.M233])-([.G233]*[.H233])" office:value-type="float" office:value="0" calcext:value-type="float">
            <text:p>0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ABS([.I234]-[.H234])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([.L234]*[.M234])-([.G234]*[.H234])" office:value-type="float" office:value="0" calcext:value-type="float">
            <text:p>0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ABS([.I235]-[.H235])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([.L235]*[.M235])-([.G235]*[.H235])" office:value-type="float" office:value="0" calcext:value-type="float">
            <text:p>0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ABS([.I236]-[.H236])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([.L236]*[.M236])-([.G236]*[.H236])" office:value-type="float" office:value="0" calcext:value-type="float">
            <text:p>0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ABS([.I237]-[.H237])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([.L237]*[.M237])-([.G237]*[.H237])" office:value-type="float" office:value="0" calcext:value-type="float">
            <text:p>0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ABS([.I238]-[.H238])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([.L238]*[.M238])-([.G238]*[.H238])" office:value-type="float" office:value="0" calcext:value-type="float">
            <text:p>0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ABS([.I239]-[.H239])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([.L239]*[.M239])-([.G239]*[.H239])" office:value-type="float" office:value="0" calcext:value-type="float">
            <text:p>0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ABS([.I240]-[.H240])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([.L240]*[.M240])-([.G240]*[.H240])" office:value-type="float" office:value="0" calcext:value-type="float">
            <text:p>0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ABS([.I241]-[.H241])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([.L241]*[.M241])-([.G241]*[.H241])" office:value-type="float" office:value="0" calcext:value-type="float">
            <text:p>0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ABS([.I242]-[.H242])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([.L242]*[.M242])-([.G242]*[.H242])" office:value-type="float" office:value="0" calcext:value-type="float">
            <text:p>0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ABS([.I243]-[.H243])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([.L243]*[.M243])-([.G243]*[.H243])" office:value-type="float" office:value="0" calcext:value-type="float">
            <text:p>0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ABS([.I244]-[.H244])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([.L244]*[.M244])-([.G244]*[.H244])" office:value-type="float" office:value="0" calcext:value-type="float">
            <text:p>0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ABS([.I245]-[.H245])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([.L245]*[.M245])-([.G245]*[.H245])" office:value-type="float" office:value="0" calcext:value-type="float">
            <text:p>0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ABS([.I246]-[.H246])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([.L246]*[.M246])-([.G246]*[.H246])" office:value-type="float" office:value="0" calcext:value-type="float">
            <text:p>0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ABS([.I247]-[.H247])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([.L247]*[.M247])-([.G247]*[.H247])" office:value-type="float" office:value="0" calcext:value-type="float">
            <text:p>0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ABS([.I248]-[.H248])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([.L248]*[.M248])-([.G248]*[.H248])" office:value-type="float" office:value="0" calcext:value-type="float">
            <text:p>0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ABS([.I249]-[.H249])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([.L249]*[.M249])-([.G249]*[.H249])" office:value-type="float" office:value="0" calcext:value-type="float">
            <text:p>0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ABS([.I250]-[.H250])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([.L250]*[.M250])-([.G250]*[.H250])" office:value-type="float" office:value="0" calcext:value-type="float">
            <text:p>0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ABS([.I251]-[.H251])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([.L251]*[.M251])-([.G251]*[.H251])" office:value-type="float" office:value="0" calcext:value-type="float">
            <text:p>0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ABS([.I252]-[.H252])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([.L252]*[.M252])-([.G252]*[.H252])" office:value-type="float" office:value="0" calcext:value-type="float">
            <text:p>0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ABS([.I253]-[.H253])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([.L253]*[.M253])-([.G253]*[.H253])" office:value-type="float" office:value="0" calcext:value-type="float">
            <text:p>0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ABS([.I254]-[.H254])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([.L254]*[.M254])-([.G254]*[.H254])" office:value-type="float" office:value="0" calcext:value-type="float">
            <text:p>0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ABS([.I255]-[.H255])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([.L255]*[.M255])-([.G255]*[.H255])" office:value-type="float" office:value="0" calcext:value-type="float">
            <text:p>0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ABS([.I256]-[.H256])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([.L256]*[.M256])-([.G256]*[.H256])" office:value-type="float" office:value="0" calcext:value-type="float">
            <text:p>0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ABS([.I257]-[.H257])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([.L257]*[.M257])-([.G257]*[.H257])" office:value-type="float" office:value="0" calcext:value-type="float">
            <text:p>0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ABS([.I258]-[.H258])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([.L258]*[.M258])-([.G258]*[.H258])" office:value-type="float" office:value="0" calcext:value-type="float">
            <text:p>0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ABS([.I259]-[.H259])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([.L259]*[.M259])-([.G259]*[.H259])" office:value-type="float" office:value="0" calcext:value-type="float">
            <text:p>0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ABS([.I260]-[.H260])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([.L260]*[.M260])-([.G260]*[.H260])" office:value-type="float" office:value="0" calcext:value-type="float">
            <text:p>0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ABS([.I261]-[.H261])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([.L261]*[.M261])-([.G261]*[.H261])" office:value-type="float" office:value="0" calcext:value-type="float">
            <text:p>0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ABS([.I262]-[.H262])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([.L262]*[.M262])-([.G262]*[.H262])" office:value-type="float" office:value="0" calcext:value-type="float">
            <text:p>0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ABS([.I263]-[.H263])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([.L263]*[.M263])-([.G263]*[.H263])" office:value-type="float" office:value="0" calcext:value-type="float">
            <text:p>0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ABS([.I264]-[.H264])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([.L264]*[.M264])-([.G264]*[.H264])" office:value-type="float" office:value="0" calcext:value-type="float">
            <text:p>0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ABS([.I265]-[.H265])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([.L265]*[.M265])-([.G265]*[.H265])" office:value-type="float" office:value="0" calcext:value-type="float">
            <text:p>0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ABS([.I266]-[.H266])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([.L266]*[.M266])-([.G266]*[.H266])" office:value-type="float" office:value="0" calcext:value-type="float">
            <text:p>0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ABS([.I267]-[.H267])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([.L267]*[.M267])-([.G267]*[.H267])" office:value-type="float" office:value="0" calcext:value-type="float">
            <text:p>0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ABS([.I268]-[.H268])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([.L268]*[.M268])-([.G268]*[.H268])" office:value-type="float" office:value="0" calcext:value-type="float">
            <text:p>0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ABS([.I269]-[.H269])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([.L269]*[.M269])-([.G269]*[.H269])" office:value-type="float" office:value="0" calcext:value-type="float">
            <text:p>0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ABS([.I270]-[.H270])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([.L270]*[.M270])-([.G270]*[.H270])" office:value-type="float" office:value="0" calcext:value-type="float">
            <text:p>0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ABS([.I271]-[.H271])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([.L271]*[.M271])-([.G271]*[.H271])" office:value-type="float" office:value="0" calcext:value-type="float">
            <text:p>0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ABS([.I272]-[.H272])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([.L272]*[.M272])-([.G272]*[.H272])" office:value-type="float" office:value="0" calcext:value-type="float">
            <text:p>0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ABS([.I273]-[.H273])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([.L273]*[.M273])-([.G273]*[.H273])" office:value-type="float" office:value="0" calcext:value-type="float">
            <text:p>0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ABS([.I274]-[.H274])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([.L274]*[.M274])-([.G274]*[.H274])" office:value-type="float" office:value="0" calcext:value-type="float">
            <text:p>0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ABS([.I275]-[.H275])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([.L275]*[.M275])-([.G275]*[.H275])" office:value-type="float" office:value="0" calcext:value-type="float">
            <text:p>0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ABS([.I276]-[.H276])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([.L276]*[.M276])-([.G276]*[.H276])" office:value-type="float" office:value="0" calcext:value-type="float">
            <text:p>0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ABS([.I277]-[.H277])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([.L277]*[.M277])-([.G277]*[.H277])" office:value-type="float" office:value="0" calcext:value-type="float">
            <text:p>0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ABS([.I278]-[.H278])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([.L278]*[.M278])-([.G278]*[.H278])" office:value-type="float" office:value="0" calcext:value-type="float">
            <text:p>0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ABS([.I279]-[.H279])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([.L279]*[.M279])-([.G279]*[.H279])" office:value-type="float" office:value="0" calcext:value-type="float">
            <text:p>0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ABS([.I280]-[.H280])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([.L280]*[.M280])-([.G280]*[.H280])" office:value-type="float" office:value="0" calcext:value-type="float">
            <text:p>0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ABS([.I281]-[.H281])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([.L281]*[.M281])-([.G281]*[.H281])" office:value-type="float" office:value="0" calcext:value-type="float">
            <text:p>0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ABS([.I282]-[.H282])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([.L282]*[.M282])-([.G282]*[.H282])" office:value-type="float" office:value="0" calcext:value-type="float">
            <text:p>0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ABS([.I283]-[.H283])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([.L283]*[.M283])-([.G283]*[.H283])" office:value-type="float" office:value="0" calcext:value-type="float">
            <text:p>0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ABS([.I284]-[.H284])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([.L284]*[.M284])-([.G284]*[.H284])" office:value-type="float" office:value="0" calcext:value-type="float">
            <text:p>0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ABS([.I285]-[.H285])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([.L285]*[.M285])-([.G285]*[.H285])" office:value-type="float" office:value="0" calcext:value-type="float">
            <text:p>0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ABS([.I286]-[.H286])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([.L286]*[.M286])-([.G286]*[.H286])" office:value-type="float" office:value="0" calcext:value-type="float">
            <text:p>0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ABS([.I287]-[.H287])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([.L287]*[.M287])-([.G287]*[.H287])" office:value-type="float" office:value="0" calcext:value-type="float">
            <text:p>0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ABS([.I288]-[.H288])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([.L288]*[.M288])-([.G288]*[.H288])" office:value-type="float" office:value="0" calcext:value-type="float">
            <text:p>0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ABS([.I289]-[.H289])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([.L289]*[.M289])-([.G289]*[.H289])" office:value-type="float" office:value="0" calcext:value-type="float">
            <text:p>0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ABS([.I290]-[.H290])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([.L290]*[.M290])-([.G290]*[.H290])" office:value-type="float" office:value="0" calcext:value-type="float">
            <text:p>0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ABS([.I291]-[.H291])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([.L291]*[.M291])-([.G291]*[.H291])" office:value-type="float" office:value="0" calcext:value-type="float">
            <text:p>0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ABS([.I292]-[.H292])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([.L292]*[.M292])-([.G292]*[.H292])" office:value-type="float" office:value="0" calcext:value-type="float">
            <text:p>0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ABS([.I293]-[.H293])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([.L293]*[.M293])-([.G293]*[.H293])" office:value-type="float" office:value="0" calcext:value-type="float">
            <text:p>0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ABS([.I294]-[.H294])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([.L294]*[.M294])-([.G294]*[.H294])" office:value-type="float" office:value="0" calcext:value-type="float">
            <text:p>0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ABS([.I295]-[.H295])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([.L295]*[.M295])-([.G295]*[.H295])" office:value-type="float" office:value="0" calcext:value-type="float">
            <text:p>0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ABS([.I296]-[.H296])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([.L296]*[.M296])-([.G296]*[.H296])" office:value-type="float" office:value="0" calcext:value-type="float">
            <text:p>0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ABS([.I297]-[.H297])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([.L297]*[.M297])-([.G297]*[.H297])" office:value-type="float" office:value="0" calcext:value-type="float">
            <text:p>0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ABS([.I298]-[.H298])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([.L298]*[.M298])-([.G298]*[.H298])" office:value-type="float" office:value="0" calcext:value-type="float">
            <text:p>0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ABS([.I299]-[.H299])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([.L299]*[.M299])-([.G299]*[.H299])" office:value-type="float" office:value="0" calcext:value-type="float">
            <text:p>0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ABS([.I300]-[.H300])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([.L300]*[.M300])-([.G300]*[.H300])" office:value-type="float" office:value="0" calcext:value-type="float">
            <text:p>0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ABS([.I301]-[.H301])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([.L301]*[.M301])-([.G301]*[.H301])" office:value-type="float" office:value="0" calcext:value-type="float">
            <text:p>0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ABS([.I302]-[.H302])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([.L302]*[.M302])-([.G302]*[.H302])" office:value-type="float" office:value="0" calcext:value-type="float">
            <text:p>0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ABS([.I303]-[.H303])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([.L303]*[.M303])-([.G303]*[.H303])" office:value-type="float" office:value="0" calcext:value-type="float">
            <text:p>0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ABS([.I304]-[.H304])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([.L304]*[.M304])-([.G304]*[.H304])" office:value-type="float" office:value="0" calcext:value-type="float">
            <text:p>0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ABS([.I305]-[.H305])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([.L305]*[.M305])-([.G305]*[.H305])" office:value-type="float" office:value="0" calcext:value-type="float">
            <text:p>0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ABS([.I306]-[.H306])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([.L306]*[.M306])-([.G306]*[.H306])" office:value-type="float" office:value="0" calcext:value-type="float">
            <text:p>0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ABS([.I307]-[.H307])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([.L307]*[.M307])-([.G307]*[.H307])" office:value-type="float" office:value="0" calcext:value-type="float">
            <text:p>0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ABS([.I308]-[.H308])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([.L308]*[.M308])-([.G308]*[.H308])" office:value-type="float" office:value="0" calcext:value-type="float">
            <text:p>0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ABS([.I309]-[.H309])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([.L309]*[.M309])-([.G309]*[.H309])" office:value-type="float" office:value="0" calcext:value-type="float">
            <text:p>0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ABS([.I310]-[.H310])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([.L310]*[.M310])-([.G310]*[.H310])" office:value-type="float" office:value="0" calcext:value-type="float">
            <text:p>0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ABS([.I311]-[.H311])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([.L311]*[.M311])-([.G311]*[.H311])" office:value-type="float" office:value="0" calcext:value-type="float">
            <text:p>0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ABS([.I312]-[.H312])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([.L312]*[.M312])-([.G312]*[.H312])" office:value-type="float" office:value="0" calcext:value-type="float">
            <text:p>0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ABS([.I313]-[.H313])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([.L313]*[.M313])-([.G313]*[.H313])" office:value-type="float" office:value="0" calcext:value-type="float">
            <text:p>0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ABS([.I314]-[.H314])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([.L314]*[.M314])-([.G314]*[.H314])" office:value-type="float" office:value="0" calcext:value-type="float">
            <text:p>0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ABS([.I315]-[.H315])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([.L315]*[.M315])-([.G315]*[.H315])" office:value-type="float" office:value="0" calcext:value-type="float">
            <text:p>0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ABS([.I316]-[.H316])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([.L316]*[.M316])-([.G316]*[.H316])" office:value-type="float" office:value="0" calcext:value-type="float">
            <text:p>0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ABS([.I317]-[.H317])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([.L317]*[.M317])-([.G317]*[.H317])" office:value-type="float" office:value="0" calcext:value-type="float">
            <text:p>0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ABS([.I318]-[.H318])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([.L318]*[.M318])-([.G318]*[.H318])" office:value-type="float" office:value="0" calcext:value-type="float">
            <text:p>0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ABS([.I319]-[.H319])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([.L319]*[.M319])-([.G319]*[.H319])" office:value-type="float" office:value="0" calcext:value-type="float">
            <text:p>0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ABS([.I320]-[.H320])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([.L320]*[.M320])-([.G320]*[.H320])" office:value-type="float" office:value="0" calcext:value-type="float">
            <text:p>0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ABS([.I321]-[.H321])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([.L321]*[.M321])-([.G321]*[.H321])" office:value-type="float" office:value="0" calcext:value-type="float">
            <text:p>0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ABS([.I322]-[.H322])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([.L322]*[.M322])-([.G322]*[.H322])" office:value-type="float" office:value="0" calcext:value-type="float">
            <text:p>0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ABS([.I323]-[.H323])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([.L323]*[.M323])-([.G323]*[.H323])" office:value-type="float" office:value="0" calcext:value-type="float">
            <text:p>0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ABS([.I324]-[.H324])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([.L324]*[.M324])-([.G324]*[.H324])" office:value-type="float" office:value="0" calcext:value-type="float">
            <text:p>0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ABS([.I325]-[.H325])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([.L325]*[.M325])-([.G325]*[.H325])" office:value-type="float" office:value="0" calcext:value-type="float">
            <text:p>0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ABS([.I326]-[.H326])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([.L326]*[.M326])-([.G326]*[.H326])" office:value-type="float" office:value="0" calcext:value-type="float">
            <text:p>0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ABS([.I327]-[.H327])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([.L327]*[.M327])-([.G327]*[.H327])" office:value-type="float" office:value="0" calcext:value-type="float">
            <text:p>0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ABS([.I328]-[.H328])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([.L328]*[.M328])-([.G328]*[.H328])" office:value-type="float" office:value="0" calcext:value-type="float">
            <text:p>0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ABS([.I329]-[.H329])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([.L329]*[.M329])-([.G329]*[.H329])" office:value-type="float" office:value="0" calcext:value-type="float">
            <text:p>0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ABS([.I330]-[.H330])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([.L330]*[.M330])-([.G330]*[.H330])" office:value-type="float" office:value="0" calcext:value-type="float">
            <text:p>0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ABS([.I331]-[.H331])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([.L331]*[.M331])-([.G331]*[.H331])" office:value-type="float" office:value="0" calcext:value-type="float">
            <text:p>0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ABS([.I332]-[.H332])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([.L332]*[.M332])-([.G332]*[.H332])" office:value-type="float" office:value="0" calcext:value-type="float">
            <text:p>0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ABS([.I333]-[.H333])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([.L333]*[.M333])-([.G333]*[.H333])" office:value-type="float" office:value="0" calcext:value-type="float">
            <text:p>0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ABS([.I334]-[.H334])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([.L334]*[.M334])-([.G334]*[.H334])" office:value-type="float" office:value="0" calcext:value-type="float">
            <text:p>0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ABS([.I335]-[.H335])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([.L335]*[.M335])-([.G335]*[.H335])" office:value-type="float" office:value="0" calcext:value-type="float">
            <text:p>0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ABS([.I336]-[.H336])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([.L336]*[.M336])-([.G336]*[.H336])" office:value-type="float" office:value="0" calcext:value-type="float">
            <text:p>0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ABS([.I337]-[.H337])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([.L337]*[.M337])-([.G337]*[.H337])" office:value-type="float" office:value="0" calcext:value-type="float">
            <text:p>0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ABS([.I338]-[.H338])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([.L338]*[.M338])-([.G338]*[.H338])" office:value-type="float" office:value="0" calcext:value-type="float">
            <text:p>0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ABS([.I339]-[.H339])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([.L339]*[.M339])-([.G339]*[.H339])" office:value-type="float" office:value="0" calcext:value-type="float">
            <text:p>0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ABS([.I340]-[.H340])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([.L340]*[.M340])-([.G340]*[.H340])" office:value-type="float" office:value="0" calcext:value-type="float">
            <text:p>0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ABS([.I341]-[.H341])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([.L341]*[.M341])-([.G341]*[.H341])" office:value-type="float" office:value="0" calcext:value-type="float">
            <text:p>0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ABS([.I342]-[.H342])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([.L342]*[.M342])-([.G342]*[.H342])" office:value-type="float" office:value="0" calcext:value-type="float">
            <text:p>0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ABS([.I343]-[.H343])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([.L343]*[.M343])-([.G343]*[.H343])" office:value-type="float" office:value="0" calcext:value-type="float">
            <text:p>0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ABS([.I344]-[.H344])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([.L344]*[.M344])-([.G344]*[.H344])" office:value-type="float" office:value="0" calcext:value-type="float">
            <text:p>0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ABS([.I345]-[.H345])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([.L345]*[.M345])-([.G345]*[.H345])" office:value-type="float" office:value="0" calcext:value-type="float">
            <text:p>0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ABS([.I346]-[.H346])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([.L346]*[.M346])-([.G346]*[.H346])" office:value-type="float" office:value="0" calcext:value-type="float">
            <text:p>0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ABS([.I347]-[.H347])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([.L347]*[.M347])-([.G347]*[.H347])" office:value-type="float" office:value="0" calcext:value-type="float">
            <text:p>0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ABS([.I348]-[.H348])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([.L348]*[.M348])-([.G348]*[.H348])" office:value-type="float" office:value="0" calcext:value-type="float">
            <text:p>0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ABS([.I349]-[.H349])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([.L349]*[.M349])-([.G349]*[.H349])" office:value-type="float" office:value="0" calcext:value-type="float">
            <text:p>0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ABS([.I350]-[.H350])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([.L350]*[.M350])-([.G350]*[.H350])" office:value-type="float" office:value="0" calcext:value-type="float">
            <text:p>0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ABS([.I351]-[.H351])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([.L351]*[.M351])-([.G351]*[.H351])" office:value-type="float" office:value="0" calcext:value-type="float">
            <text:p>0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ABS([.I352]-[.H352])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([.L352]*[.M352])-([.G352]*[.H352])" office:value-type="float" office:value="0" calcext:value-type="float">
            <text:p>0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ABS([.I353]-[.H353])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([.L353]*[.M353])-([.G353]*[.H353])" office:value-type="float" office:value="0" calcext:value-type="float">
            <text:p>0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ABS([.I354]-[.H354])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([.L354]*[.M354])-([.G354]*[.H354])" office:value-type="float" office:value="0" calcext:value-type="float">
            <text:p>0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ABS([.I355]-[.H355])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([.L355]*[.M355])-([.G355]*[.H355])" office:value-type="float" office:value="0" calcext:value-type="float">
            <text:p>0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ABS([.I356]-[.H356])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([.L356]*[.M356])-([.G356]*[.H356])" office:value-type="float" office:value="0" calcext:value-type="float">
            <text:p>0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ABS([.I357]-[.H357])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([.L357]*[.M357])-([.G357]*[.H357])" office:value-type="float" office:value="0" calcext:value-type="float">
            <text:p>0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ABS([.I358]-[.H358])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([.L358]*[.M358])-([.G358]*[.H358])" office:value-type="float" office:value="0" calcext:value-type="float">
            <text:p>0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ABS([.I359]-[.H359])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([.L359]*[.M359])-([.G359]*[.H359])" office:value-type="float" office:value="0" calcext:value-type="float">
            <text:p>0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ABS([.I360]-[.H360])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([.L360]*[.M360])-([.G360]*[.H360])" office:value-type="float" office:value="0" calcext:value-type="float">
            <text:p>0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ABS([.I361]-[.H361])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([.L361]*[.M361])-([.G361]*[.H361])" office:value-type="float" office:value="0" calcext:value-type="float">
            <text:p>0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ABS([.I362]-[.H362])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([.L362]*[.M362])-([.G362]*[.H362])" office:value-type="float" office:value="0" calcext:value-type="float">
            <text:p>0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ABS([.I363]-[.H363])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([.L363]*[.M363])-([.G363]*[.H363])" office:value-type="float" office:value="0" calcext:value-type="float">
            <text:p>0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ABS([.I364]-[.H364])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([.L364]*[.M364])-([.G364]*[.H364])" office:value-type="float" office:value="0" calcext:value-type="float">
            <text:p>0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ABS([.I365]-[.H365])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([.L365]*[.M365])-([.G365]*[.H365])" office:value-type="float" office:value="0" calcext:value-type="float">
            <text:p>0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ABS([.I366]-[.H366])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([.L366]*[.M366])-([.G366]*[.H366])" office:value-type="float" office:value="0" calcext:value-type="float">
            <text:p>0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ABS([.I367]-[.H367])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([.L367]*[.M367])-([.G367]*[.H367])" office:value-type="float" office:value="0" calcext:value-type="float">
            <text:p>0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ABS([.I368]-[.H368])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([.L368]*[.M368])-([.G368]*[.H368])" office:value-type="float" office:value="0" calcext:value-type="float">
            <text:p>0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ABS([.I369]-[.H369])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([.L369]*[.M369])-([.G369]*[.H369])" office:value-type="float" office:value="0" calcext:value-type="float">
            <text:p>0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ABS([.I370]-[.H370])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([.L370]*[.M370])-([.G370]*[.H370])" office:value-type="float" office:value="0" calcext:value-type="float">
            <text:p>0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ABS([.I371]-[.H371])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([.L371]*[.M371])-([.G371]*[.H371])" office:value-type="float" office:value="0" calcext:value-type="float">
            <text:p>0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ABS([.I372]-[.H372])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([.L372]*[.M372])-([.G372]*[.H372])" office:value-type="float" office:value="0" calcext:value-type="float">
            <text:p>0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ABS([.I373]-[.H373])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([.L373]*[.M373])-([.G373]*[.H373])" office:value-type="float" office:value="0" calcext:value-type="float">
            <text:p>0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ABS([.I374]-[.H374])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([.L374]*[.M374])-([.G374]*[.H374])" office:value-type="float" office:value="0" calcext:value-type="float">
            <text:p>0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ABS([.I375]-[.H375])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([.L375]*[.M375])-([.G375]*[.H375])" office:value-type="float" office:value="0" calcext:value-type="float">
            <text:p>0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ABS([.I376]-[.H376])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([.L376]*[.M376])-([.G376]*[.H376])" office:value-type="float" office:value="0" calcext:value-type="float">
            <text:p>0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ABS([.I377]-[.H377])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([.L377]*[.M377])-([.G377]*[.H377])" office:value-type="float" office:value="0" calcext:value-type="float">
            <text:p>0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ABS([.I378]-[.H378])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([.L378]*[.M378])-([.G378]*[.H378])" office:value-type="float" office:value="0" calcext:value-type="float">
            <text:p>0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ABS([.I379]-[.H379])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([.L379]*[.M379])-([.G379]*[.H379])" office:value-type="float" office:value="0" calcext:value-type="float">
            <text:p>0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ABS([.I380]-[.H380])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([.L380]*[.M380])-([.G380]*[.H380])" office:value-type="float" office:value="0" calcext:value-type="float">
            <text:p>0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ABS([.I381]-[.H381])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([.L381]*[.M381])-([.G381]*[.H381])" office:value-type="float" office:value="0" calcext:value-type="float">
            <text:p>0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ABS([.I382]-[.H382])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([.L382]*[.M382])-([.G382]*[.H382])" office:value-type="float" office:value="0" calcext:value-type="float">
            <text:p>0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ABS([.I383]-[.H383])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([.L383]*[.M383])-([.G383]*[.H383])" office:value-type="float" office:value="0" calcext:value-type="float">
            <text:p>0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ABS([.I384]-[.H384])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([.L384]*[.M384])-([.G384]*[.H384])" office:value-type="float" office:value="0" calcext:value-type="float">
            <text:p>0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ABS([.I385]-[.H385])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([.L385]*[.M385])-([.G385]*[.H385])" office:value-type="float" office:value="0" calcext:value-type="float">
            <text:p>0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ABS([.I386]-[.H386])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([.L386]*[.M386])-([.G386]*[.H386])" office:value-type="float" office:value="0" calcext:value-type="float">
            <text:p>0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ABS([.I387]-[.H387])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([.L387]*[.M387])-([.G387]*[.H387])" office:value-type="float" office:value="0" calcext:value-type="float">
            <text:p>0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ABS([.I388]-[.H388])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([.L388]*[.M388])-([.G388]*[.H388])" office:value-type="float" office:value="0" calcext:value-type="float">
            <text:p>0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ABS([.I389]-[.H389])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([.L389]*[.M389])-([.G389]*[.H389])" office:value-type="float" office:value="0" calcext:value-type="float">
            <text:p>0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ABS([.I390]-[.H390])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([.L390]*[.M390])-([.G390]*[.H390])" office:value-type="float" office:value="0" calcext:value-type="float">
            <text:p>0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ABS([.I391]-[.H391])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([.L391]*[.M391])-([.G391]*[.H391])" office:value-type="float" office:value="0" calcext:value-type="float">
            <text:p>0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ABS([.I392]-[.H392])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([.L392]*[.M392])-([.G392]*[.H392])" office:value-type="float" office:value="0" calcext:value-type="float">
            <text:p>0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ABS([.I393]-[.H393])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([.L393]*[.M393])-([.G393]*[.H393])" office:value-type="float" office:value="0" calcext:value-type="float">
            <text:p>0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ABS([.I394]-[.H394])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([.L394]*[.M394])-([.G394]*[.H394])" office:value-type="float" office:value="0" calcext:value-type="float">
            <text:p>0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ABS([.I395]-[.H395])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([.L395]*[.M395])-([.G395]*[.H395])" office:value-type="float" office:value="0" calcext:value-type="float">
            <text:p>0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ABS([.I396]-[.H396])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([.L396]*[.M396])-([.G396]*[.H396])" office:value-type="float" office:value="0" calcext:value-type="float">
            <text:p>0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ABS([.I397]-[.H397])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([.L397]*[.M397])-([.G397]*[.H397])" office:value-type="float" office:value="0" calcext:value-type="float">
            <text:p>0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ABS([.I398]-[.H398])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([.L398]*[.M398])-([.G398]*[.H398])" office:value-type="float" office:value="0" calcext:value-type="float">
            <text:p>0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ABS([.I399]-[.H399])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([.L399]*[.M399])-([.G399]*[.H399])" office:value-type="float" office:value="0" calcext:value-type="float">
            <text:p>0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ABS([.I400]-[.H400])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([.L400]*[.M400])-([.G400]*[.H400])" office:value-type="float" office:value="0" calcext:value-type="float">
            <text:p>0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ABS([.I401]-[.H401])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([.L401]*[.M401])-([.G401]*[.H401])" office:value-type="float" office:value="0" calcext:value-type="float">
            <text:p>0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ABS([.I402]-[.H402])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([.L402]*[.M402])-([.G402]*[.H402])" office:value-type="float" office:value="0" calcext:value-type="float">
            <text:p>0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ABS([.I403]-[.H403])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([.L403]*[.M403])-([.G403]*[.H403])" office:value-type="float" office:value="0" calcext:value-type="float">
            <text:p>0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ABS([.I404]-[.H404])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([.L404]*[.M404])-([.G404]*[.H404])" office:value-type="float" office:value="0" calcext:value-type="float">
            <text:p>0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ABS([.I405]-[.H405])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([.L405]*[.M405])-([.G405]*[.H405])" office:value-type="float" office:value="0" calcext:value-type="float">
            <text:p>0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ABS([.I406]-[.H406])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([.L406]*[.M406])-([.G406]*[.H406])" office:value-type="float" office:value="0" calcext:value-type="float">
            <text:p>0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ABS([.I407]-[.H407])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([.L407]*[.M407])-([.G407]*[.H407])" office:value-type="float" office:value="0" calcext:value-type="float">
            <text:p>0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ABS([.I408]-[.H408])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([.L408]*[.M408])-([.G408]*[.H408])" office:value-type="float" office:value="0" calcext:value-type="float">
            <text:p>0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ABS([.I409]-[.H409])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([.L409]*[.M409])-([.G409]*[.H409])" office:value-type="float" office:value="0" calcext:value-type="float">
            <text:p>0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ABS([.I410]-[.H410])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([.L410]*[.M410])-([.G410]*[.H410])" office:value-type="float" office:value="0" calcext:value-type="float">
            <text:p>0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ABS([.I411]-[.H411])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([.L411]*[.M411])-([.G411]*[.H411])" office:value-type="float" office:value="0" calcext:value-type="float">
            <text:p>0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ABS([.I412]-[.H412])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([.L412]*[.M412])-([.G412]*[.H412])" office:value-type="float" office:value="0" calcext:value-type="float">
            <text:p>0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ABS([.I413]-[.H413])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([.L413]*[.M413])-([.G413]*[.H413])" office:value-type="float" office:value="0" calcext:value-type="float">
            <text:p>0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ABS([.I414]-[.H414])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([.L414]*[.M414])-([.G414]*[.H414])" office:value-type="float" office:value="0" calcext:value-type="float">
            <text:p>0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ABS([.I415]-[.H415])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([.L415]*[.M415])-([.G415]*[.H415])" office:value-type="float" office:value="0" calcext:value-type="float">
            <text:p>0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ABS([.I416]-[.H416])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([.L416]*[.M416])-([.G416]*[.H416])" office:value-type="float" office:value="0" calcext:value-type="float">
            <text:p>0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ABS([.I417]-[.H417])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([.L417]*[.M417])-([.G417]*[.H417])" office:value-type="float" office:value="0" calcext:value-type="float">
            <text:p>0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ABS([.I418]-[.H418])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([.L418]*[.M418])-([.G418]*[.H418])" office:value-type="float" office:value="0" calcext:value-type="float">
            <text:p>0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ABS([.I419]-[.H419])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([.L419]*[.M419])-([.G419]*[.H419])" office:value-type="float" office:value="0" calcext:value-type="float">
            <text:p>0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ABS([.I420]-[.H420])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([.L420]*[.M420])-([.G420]*[.H420])" office:value-type="float" office:value="0" calcext:value-type="float">
            <text:p>0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ABS([.I421]-[.H421])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([.L421]*[.M421])-([.G421]*[.H421])" office:value-type="float" office:value="0" calcext:value-type="float">
            <text:p>0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ABS([.I422]-[.H422])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([.L422]*[.M422])-([.G422]*[.H422])" office:value-type="float" office:value="0" calcext:value-type="float">
            <text:p>0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ABS([.I423]-[.H423])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([.L423]*[.M423])-([.G423]*[.H423])" office:value-type="float" office:value="0" calcext:value-type="float">
            <text:p>0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ABS([.I424]-[.H424])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([.L424]*[.M424])-([.G424]*[.H424])" office:value-type="float" office:value="0" calcext:value-type="float">
            <text:p>0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ABS([.I425]-[.H425])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([.L425]*[.M425])-([.G425]*[.H425])" office:value-type="float" office:value="0" calcext:value-type="float">
            <text:p>0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ABS([.I426]-[.H426])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([.L426]*[.M426])-([.G426]*[.H426])" office:value-type="float" office:value="0" calcext:value-type="float">
            <text:p>0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ABS([.I427]-[.H427])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([.L427]*[.M427])-([.G427]*[.H427])" office:value-type="float" office:value="0" calcext:value-type="float">
            <text:p>0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ABS([.I428]-[.H428])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([.L428]*[.M428])-([.G428]*[.H428])" office:value-type="float" office:value="0" calcext:value-type="float">
            <text:p>0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ABS([.I429]-[.H429])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([.L429]*[.M429])-([.G429]*[.H429])" office:value-type="float" office:value="0" calcext:value-type="float">
            <text:p>0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ABS([.I430]-[.H430])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([.L430]*[.M430])-([.G430]*[.H430])" office:value-type="float" office:value="0" calcext:value-type="float">
            <text:p>0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ABS([.I431]-[.H431])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([.L431]*[.M431])-([.G431]*[.H431])" office:value-type="float" office:value="0" calcext:value-type="float">
            <text:p>0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ABS([.I432]-[.H432])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([.L432]*[.M432])-([.G432]*[.H432])" office:value-type="float" office:value="0" calcext:value-type="float">
            <text:p>0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ABS([.I433]-[.H433])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([.L433]*[.M433])-([.G433]*[.H433])" office:value-type="float" office:value="0" calcext:value-type="float">
            <text:p>0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ABS([.I434]-[.H434])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([.L434]*[.M434])-([.G434]*[.H434])" office:value-type="float" office:value="0" calcext:value-type="float">
            <text:p>0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ABS([.I435]-[.H435])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([.L435]*[.M435])-([.G435]*[.H435])" office:value-type="float" office:value="0" calcext:value-type="float">
            <text:p>0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ABS([.I436]-[.H436])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([.L436]*[.M436])-([.G436]*[.H436])" office:value-type="float" office:value="0" calcext:value-type="float">
            <text:p>0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ABS([.I437]-[.H437])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([.L437]*[.M437])-([.G437]*[.H437])" office:value-type="float" office:value="0" calcext:value-type="float">
            <text:p>0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ABS([.I438]-[.H438])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([.L438]*[.M438])-([.G438]*[.H438])" office:value-type="float" office:value="0" calcext:value-type="float">
            <text:p>0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ABS([.I439]-[.H439])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([.L439]*[.M439])-([.G439]*[.H439])" office:value-type="float" office:value="0" calcext:value-type="float">
            <text:p>0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ABS([.I440]-[.H440])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([.L440]*[.M440])-([.G440]*[.H440])" office:value-type="float" office:value="0" calcext:value-type="float">
            <text:p>0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ABS([.I441]-[.H441])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([.L441]*[.M441])-([.G441]*[.H441])" office:value-type="float" office:value="0" calcext:value-type="float">
            <text:p>0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ABS([.I442]-[.H442])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([.L442]*[.M442])-([.G442]*[.H442])" office:value-type="float" office:value="0" calcext:value-type="float">
            <text:p>0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ABS([.I443]-[.H443])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([.L443]*[.M443])-([.G443]*[.H443])" office:value-type="float" office:value="0" calcext:value-type="float">
            <text:p>0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ABS([.I444]-[.H444])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([.L444]*[.M444])-([.G444]*[.H444])" office:value-type="float" office:value="0" calcext:value-type="float">
            <text:p>0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ABS([.I445]-[.H445])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([.L445]*[.M445])-([.G445]*[.H445])" office:value-type="float" office:value="0" calcext:value-type="float">
            <text:p>0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ABS([.I446]-[.H446])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([.L446]*[.M446])-([.G446]*[.H446])" office:value-type="float" office:value="0" calcext:value-type="float">
            <text:p>0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ABS([.I447]-[.H447])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([.L447]*[.M447])-([.G447]*[.H447])" office:value-type="float" office:value="0" calcext:value-type="float">
            <text:p>0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ABS([.I448]-[.H448])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([.L448]*[.M448])-([.G448]*[.H448])" office:value-type="float" office:value="0" calcext:value-type="float">
            <text:p>0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ABS([.I449]-[.H449])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([.L449]*[.M449])-([.G449]*[.H449])" office:value-type="float" office:value="0" calcext:value-type="float">
            <text:p>0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ABS([.I450]-[.H450])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([.L450]*[.M450])-([.G450]*[.H450])" office:value-type="float" office:value="0" calcext:value-type="float">
            <text:p>0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ABS([.I451]-[.H451])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([.L451]*[.M451])-([.G451]*[.H451])" office:value-type="float" office:value="0" calcext:value-type="float">
            <text:p>0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ABS([.I452]-[.H452])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([.L452]*[.M452])-([.G452]*[.H452])" office:value-type="float" office:value="0" calcext:value-type="float">
            <text:p>0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ABS([.I453]-[.H453])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([.L453]*[.M453])-([.G453]*[.H453])" office:value-type="float" office:value="0" calcext:value-type="float">
            <text:p>0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ABS([.I454]-[.H454])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([.L454]*[.M454])-([.G454]*[.H454])" office:value-type="float" office:value="0" calcext:value-type="float">
            <text:p>0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ABS([.I455]-[.H455])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([.L455]*[.M455])-([.G455]*[.H455])" office:value-type="float" office:value="0" calcext:value-type="float">
            <text:p>0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ABS([.I456]-[.H456])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([.L456]*[.M456])-([.G456]*[.H456])" office:value-type="float" office:value="0" calcext:value-type="float">
            <text:p>0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ABS([.I457]-[.H457])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([.L457]*[.M457])-([.G457]*[.H457])" office:value-type="float" office:value="0" calcext:value-type="float">
            <text:p>0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ABS([.I458]-[.H458])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([.L458]*[.M458])-([.G458]*[.H458])" office:value-type="float" office:value="0" calcext:value-type="float">
            <text:p>0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ABS([.I459]-[.H459])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([.L459]*[.M459])-([.G459]*[.H459])" office:value-type="float" office:value="0" calcext:value-type="float">
            <text:p>0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ABS([.I460]-[.H460])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([.L460]*[.M460])-([.G460]*[.H460])" office:value-type="float" office:value="0" calcext:value-type="float">
            <text:p>0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ABS([.I461]-[.H461])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([.L461]*[.M461])-([.G461]*[.H461])" office:value-type="float" office:value="0" calcext:value-type="float">
            <text:p>0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ABS([.I462]-[.H462])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([.L462]*[.M462])-([.G462]*[.H462])" office:value-type="float" office:value="0" calcext:value-type="float">
            <text:p>0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ABS([.I463]-[.H463])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([.L463]*[.M463])-([.G463]*[.H463])" office:value-type="float" office:value="0" calcext:value-type="float">
            <text:p>0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ABS([.I464]-[.H464])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([.L464]*[.M464])-([.G464]*[.H464])" office:value-type="float" office:value="0" calcext:value-type="float">
            <text:p>0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ABS([.I465]-[.H465])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([.L465]*[.M465])-([.G465]*[.H465])" office:value-type="float" office:value="0" calcext:value-type="float">
            <text:p>0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ABS([.I466]-[.H466])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([.L466]*[.M466])-([.G466]*[.H466])" office:value-type="float" office:value="0" calcext:value-type="float">
            <text:p>0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ABS([.I467]-[.H467])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([.L467]*[.M467])-([.G467]*[.H467])" office:value-type="float" office:value="0" calcext:value-type="float">
            <text:p>0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ABS([.I468]-[.H468])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([.L468]*[.M468])-([.G468]*[.H468])" office:value-type="float" office:value="0" calcext:value-type="float">
            <text:p>0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ABS([.I469]-[.H469])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([.L469]*[.M469])-([.G469]*[.H469])" office:value-type="float" office:value="0" calcext:value-type="float">
            <text:p>0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ABS([.I470]-[.H470])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([.L470]*[.M470])-([.G470]*[.H470])" office:value-type="float" office:value="0" calcext:value-type="float">
            <text:p>0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ABS([.I471]-[.H471])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([.L471]*[.M471])-([.G471]*[.H471])" office:value-type="float" office:value="0" calcext:value-type="float">
            <text:p>0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ABS([.I472]-[.H472])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([.L472]*[.M472])-([.G472]*[.H472])" office:value-type="float" office:value="0" calcext:value-type="float">
            <text:p>0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ABS([.I473]-[.H473])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([.L473]*[.M473])-([.G473]*[.H473])" office:value-type="float" office:value="0" calcext:value-type="float">
            <text:p>0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ABS([.I474]-[.H474])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([.L474]*[.M474])-([.G474]*[.H474])" office:value-type="float" office:value="0" calcext:value-type="float">
            <text:p>0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ABS([.I475]-[.H475])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([.L475]*[.M475])-([.G475]*[.H475])" office:value-type="float" office:value="0" calcext:value-type="float">
            <text:p>0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ABS([.I476]-[.H476])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([.L476]*[.M476])-([.G476]*[.H476])" office:value-type="float" office:value="0" calcext:value-type="float">
            <text:p>0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ABS([.I477]-[.H477])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([.L477]*[.M477])-([.G477]*[.H477])" office:value-type="float" office:value="0" calcext:value-type="float">
            <text:p>0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ABS([.I478]-[.H478])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([.L478]*[.M478])-([.G478]*[.H478])" office:value-type="float" office:value="0" calcext:value-type="float">
            <text:p>0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ABS([.I479]-[.H479])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([.L479]*[.M479])-([.G479]*[.H479])" office:value-type="float" office:value="0" calcext:value-type="float">
            <text:p>0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ABS([.I480]-[.H480])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([.L480]*[.M480])-([.G480]*[.H480])" office:value-type="float" office:value="0" calcext:value-type="float">
            <text:p>0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ABS([.I481]-[.H481])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([.L481]*[.M481])-([.G481]*[.H481])" office:value-type="float" office:value="0" calcext:value-type="float">
            <text:p>0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ABS([.I482]-[.H482])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([.L482]*[.M482])-([.G482]*[.H482])" office:value-type="float" office:value="0" calcext:value-type="float">
            <text:p>0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ABS([.I483]-[.H483])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([.L483]*[.M483])-([.G483]*[.H483])" office:value-type="float" office:value="0" calcext:value-type="float">
            <text:p>0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ABS([.I484]-[.H484])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([.L484]*[.M484])-([.G484]*[.H484])" office:value-type="float" office:value="0" calcext:value-type="float">
            <text:p>0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ABS([.I485]-[.H485])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([.L485]*[.M485])-([.G485]*[.H485])" office:value-type="float" office:value="0" calcext:value-type="float">
            <text:p>0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ABS([.I486]-[.H486])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([.L486]*[.M486])-([.G486]*[.H486])" office:value-type="float" office:value="0" calcext:value-type="float">
            <text:p>0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ABS([.I487]-[.H487])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([.L487]*[.M487])-([.G487]*[.H487])" office:value-type="float" office:value="0" calcext:value-type="float">
            <text:p>0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ABS([.I488]-[.H488])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([.L488]*[.M488])-([.G488]*[.H488])" office:value-type="float" office:value="0" calcext:value-type="float">
            <text:p>0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ABS([.I489]-[.H489])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([.L489]*[.M489])-([.G489]*[.H489])" office:value-type="float" office:value="0" calcext:value-type="float">
            <text:p>0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ABS([.I490]-[.H490])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([.L490]*[.M490])-([.G490]*[.H490])" office:value-type="float" office:value="0" calcext:value-type="float">
            <text:p>0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ABS([.I491]-[.H491])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([.L491]*[.M491])-([.G491]*[.H491])" office:value-type="float" office:value="0" calcext:value-type="float">
            <text:p>0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ABS([.I492]-[.H492])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([.L492]*[.M492])-([.G492]*[.H492])" office:value-type="float" office:value="0" calcext:value-type="float">
            <text:p>0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ABS([.I493]-[.H493])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([.L493]*[.M493])-([.G493]*[.H493])" office:value-type="float" office:value="0" calcext:value-type="float">
            <text:p>0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ABS([.I494]-[.H494])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([.L494]*[.M494])-([.G494]*[.H494])" office:value-type="float" office:value="0" calcext:value-type="float">
            <text:p>0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ABS([.I495]-[.H495])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([.L495]*[.M495])-([.G495]*[.H495])" office:value-type="float" office:value="0" calcext:value-type="float">
            <text:p>0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ABS([.I496]-[.H496])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([.L496]*[.M496])-([.G496]*[.H496])" office:value-type="float" office:value="0" calcext:value-type="float">
            <text:p>0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ABS([.I497]-[.H497])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([.L497]*[.M497])-([.G497]*[.H497])" office:value-type="float" office:value="0" calcext:value-type="float">
            <text:p>0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ABS([.I498]-[.H498])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([.L498]*[.M498])-([.G498]*[.H498])" office:value-type="float" office:value="0" calcext:value-type="float">
            <text:p>0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ABS([.I499]-[.H499])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([.L499]*[.M499])-([.G499]*[.H499])" office:value-type="float" office:value="0" calcext:value-type="float">
            <text:p>0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ABS([.I500]-[.H500])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([.L500]*[.M500])-([.G500]*[.H500])" office:value-type="float" office:value="0" calcext:value-type="float">
            <text:p>0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ABS([.I501]-[.H501])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([.L501]*[.M501])-([.G501]*[.H501])" office:value-type="float" office:value="0" calcext:value-type="float">
            <text:p>0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ABS([.I502]-[.H502])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([.L502]*[.M502])-([.G502]*[.H502])" office:value-type="float" office:value="0" calcext:value-type="float">
            <text:p>0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alculators" table:style-name="ta1">
        <table:table-column table:style-name="co17" table:default-cell-style-name="Default"/>
        <table:table-column table:style-name="co18" table:default-cell-style-name="ce133"/>
        <table:table-column table:style-name="co1" table:default-cell-style-name="ce139"/>
        <table:table-column table:style-name="co1" table:default-cell-style-name="ce141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132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136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136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134" office:value-type="string" calcext:value-type="string">
            <text:p>Target</text:p>
          </table:table-cell>
          <table:table-cell table:style-name="ce137"/>
          <table:table-cell table:style-name="ce142" table:formula="of:=([.C3]-[.C4])*[$Overview.C6]+[.C3]" office:value-type="float" office:value="22" calcext:value-type="float">
            <office:annotation draw:style-name="gr4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135" office:value-type="string" calcext:value-type="string">
            <text:p># Shares</text:p>
          </table:table-cell>
          <table:table-cell table:style-name="ce138" table:formula="of:=ABS([$Overview.C5]/([.C3]-[.C4]))" office:value-type="float" office:value="60" calcext:value-type="float">
            <text:p>60.00</text:p>
          </table:table-cell>
          <table:table-cell table:style-name="ce143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134" office:value-type="string" calcext:value-type="string">
            <text:p>Risk/Reward</text:p>
          </table:table-cell>
          <table:table-cell table:style-name="ce140" table:formula="of:=[.C8]/[.C9]" office:value-type="float" office:value="2" calcext:value-type="float">
            <text:p>2.00</text:p>
          </table:table-cell>
          <table:table-cell table:style-name="ce144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1:37:50.232593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20-01-05T11:38:42.024718240</dc:date>
    <meta:editing-duration>PT3H34M13S</meta:editing-duration>
    <meta:editing-cycles>38</meta:editing-cycles>
    <meta:generator>LibreOffice/6.2.8.2$Linux_X86_64 LibreOffice_project/20$Build-2</meta:generator>
    <meta:document-statistic meta:table-count="4" meta:cell-count="3167" meta:object-count="2"/>
  </office:meta>
</office:document-meta>
</file>